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Ethnocentric" svg:font-family="Ethnocentr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037cm" draw:shadow="visible" draw:shadow-offset-x="0.035cm" draw:shadow-offset-y="0.035cm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ff0000" draw:fill-color="#aa0000" draw:textarea-horizontal-align="justify" draw:textarea-vertical-align="middle" draw:auto-grow-height="false" fo:min-height="0cm" fo:min-width="8.4cm" loext:decorative="false"/>
    </style:style>
    <style:style style:name="gr3" style:family="graphic" style:parent-style-name="standard">
      <style:graphic-properties draw:stroke="none" draw:fill-color="#e6e905" draw:textarea-horizontal-align="justify" draw:textarea-vertical-align="middle" draw:auto-grow-height="false" fo:min-height="0cm" fo:min-width="8.4cm" loext:decorative="false"/>
    </style:style>
    <style:style style:name="gr4" style:family="graphic" style:parent-style-name="standard">
      <style:graphic-properties draw:stroke="none" draw:fill-color="#00aa00" draw:textarea-horizontal-align="justify" draw:textarea-vertical-align="middle" draw:auto-grow-height="false" fo:min-height="0cm" fo:min-width="4.7cm" loext:decorative="false"/>
    </style:style>
    <style:style style:name="gr5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4.7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87cm" draw:shadow="visible" draw:shadow-offset-x="0.035cm" draw:shadow-offset-y="0.035cm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ffff"/>
      <style:paragraph-properties fo:margin-top="0cm" fo:margin-bottom="0cm"/>
      <style:text-properties fo:font-size="48pt" fo:background-color="transparent" style:font-size-asian="48pt" style:font-size-complex="48pt"/>
    </style:style>
    <style:style style:name="P3" style:family="paragraph">
      <loext:graphic-properties draw:fill-color="#aa0000"/>
      <style:paragraph-properties fo:text-align="center"/>
    </style:style>
    <style:style style:name="P4" style:family="paragraph">
      <loext:graphic-properties draw:fill-color="#e6e905"/>
      <style:paragraph-properties fo:margin-top="0cm" fo:margin-bottom="0cm" fo:text-align="center"/>
    </style:style>
    <style:style style:name="P5" style:family="paragraph">
      <loext:graphic-properties draw:fill-color="#00aa00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 fo:text-align="center"/>
      <style:text-properties fo:font-size="28pt" fo:background-color="transparent" style:font-size-asian="28pt" style:font-size-complex="28pt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Ethnocentric" fo:font-size="48pt" fo:background-color="transparent" style:font-size-asian="48pt" style:font-size-complex="48pt"/>
    </style:style>
    <style:style style:name="T2" style:family="text">
      <style:text-properties style:font-name="Ethnocentric" fo:font-size="48pt" fo:letter-spacing="0.104cm" fo:background-color="transparent" style:font-size-asian="48pt" style:font-size-complex="48pt"/>
    </style:style>
    <style:style style:name="T3" style:family="text">
      <style:text-properties style:font-name="Ethnocentric" fo:font-size="28pt" fo:background-color="transparent" style:font-size-asian="28pt" style:font-size-complex="28pt"/>
    </style:style>
    <style:style style:name="T4" style:family="text">
      <style:text-properties style:font-name="Ethnocentric" fo:font-size="28pt" fo:letter-spacing="0.104cm" fo:background-color="transparen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.95cm" svg:height="2.287cm" svg:x="0.3cm" svg:y="1.25cm">
          <draw:text-box>
            <text:p text:style-name="P1"><text:span text:style-name="T1">Shar</text:span><text:span text:style-name="T2">pS</text:span><text:span text:style-name="T1">ite</text:span></text:p>
          </draw:text-box>
        </draw:frame>
        <draw:custom-shape draw:style-name="gr2" draw:text-style-name="P3" draw:layer="layout" svg:width="8.9cm" svg:height="0.15cm" svg:x="0.6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9cm" svg:height="0.15cm" svg:x="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2cm" svg:height="0.15cm" svg:x="9.6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2cm" svg:height="0.15cm" svg:x="9.6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8" draw:layer="layout" svg:width="9cm" svg:height="3.023cm" svg:x="3.35cm" svg:y="1.35cm">
          <draw:text-box>
            <text:p text:style-name="P7"><text:span text:style-name="T3">Shar</text:span><text:span text:style-name="T4">p</text:span></text:p>
            <text:p text:style-name="P7"><text:span text:style-name="T4">S</text:span><text:span text:style-name="T3">ite</text:span></text:p>
          </draw:text-box>
        </draw:frame>
        <draw:g draw:name="pen-arrow-left" draw:style-name="gr7">
          <draw:path draw:style-name="gr8" draw:text-style-name="P9" draw:layer="layout" svg:width="3.911cm" svg:height="0.653cm" svg:x="3.905cm" svg:y="2.375cm" svg:viewBox="0 0 3912 654" svg:d="M3912 178c0-1 0-1-2 1-768 22-2659 114-3849-179-14 119-42 302-61 439 1187-5 2690-69 3818 215 26-95 82-402 94-474 0-1 0-2 0-2z">
            <text:p/>
          </draw:path>
          <draw:path draw:style-name="gr9" draw:text-style-name="P9" draw:layer="layout" svg:width="2.06cm" svg:height="2.999cm" svg:x="2.75cm" svg:y="1cm" svg:viewBox="0 0 2061 3000" svg:d="M552 1642c460-336 1042-802 1400-1161 47-154 76-347 109-481-663 934-1625 1224-1946 1353-31 121-76 277-115 381 705 233 1307 799 1921 1266 43-146 87-306 129-459-503-335-1027-588-1498-899z">
            <text:p/>
          </draw:path>
        </draw:g>
        <draw:g draw:name="pen-arrow-left 1" draw:style-name="gr7">
          <draw:path draw:style-name="gr10" draw:text-style-name="P9" draw:layer="layout" svg:width="3.911cm" svg:height="0.653cm" svg:x="7.882cm" svg:y="2.375cm" svg:viewBox="0 0 3912 654" svg:d="M0 178c0-1 1-1 2 1 769 22 2660 114 3849-179 15 119 42 302 61 439-1187-5-2689-69-3818 215-25-95-82-402-94-474 0-1 0-2 0-2z">
            <text:p/>
          </draw:path>
          <draw:path draw:style-name="gr11" draw:text-style-name="P9" draw:layer="layout" svg:width="2.06cm" svg:height="2.999cm" svg:x="10.888cm" svg:y="1cm" svg:viewBox="0 0 2061 3000" svg:d="M1509 1642c-461-336-1042-802-1400-1161-47-154-76-347-109-481 663 934 1624 1224 1946 1353 31 121 75 277 115 381-705 233-1308 799-1922 1266-43-146-87-306-129-459 504-335 1027-588 1499-89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Ethnocentric" svg:font-family="Ethnocentr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7" draw:display-name="Gradient 7" draw:style="linear" draw:start-color="#dee6ef" draw:end-color="#2a6099" draw:start-intensity="100%" draw:end-intensity="100%" draw:angle="300deg" draw:border="0%">
      <loext:gradient-stop svg:offset="0" loext:color-type="rgb" loext:color-value="#dee6ef"/>
      <loext:gradient-stop svg:offset="1" loext:color-type="rgb" loext:color-value="#2a6099"/>
    </draw:gradient>
    <draw:gradient draw:name="Gradient_20_9" draw:display-name="Gradient 9" draw:style="linear" draw:start-color="#ff8000" draw:end-color="#ffdbb6" draw:start-intensity="100%" draw:end-intensity="100%" draw:angle="300deg" draw:border="0%">
      <loext:gradient-stop svg:offset="0" loext:color-type="rgb" loext:color-value="#ff8000"/>
      <loext:gradient-stop svg:offset="1" loext:color-type="rgb" loext:color-value="#ffdbb6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2T12:24:06.349000000</meta:creation-date>
    <dc:date>2024-10-12T14:50:13.140000000</dc:date>
    <meta:editing-duration>PT1H3M11S</meta:editing-duration>
    <meta:editing-cycles>9</meta:editing-cycles>
    <meta:generator>LibreOffice/24.8.2.1$Windows_X86_64 LibreOffice_project/0f794b6e29741098670a3b95d60478a65d05ef13</meta:generator>
    <meta:document-statistic meta:object-count="12"/>
  </office:meta>
</office:document-meta>
</file>